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application/binary" manifest:full-path="layout-cache"/>
  <manifest:file-entry manifest:media-type="" manifest:full-path="Pictures/2000000700003FC6000024482FD705F6.svm"/>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Montserrat" svg:font-family="Montserrat, Tahoma, Meiryo,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7" style:family="table">
      <style:table-properties style:width="17.607cm" fo:margin-left="0cm" fo:margin-right="-0.018cm" fo:break-before="auto" fo:break-after="auto" table:align="margins" fo:background-color="transparent" fo:keep-with-next="auto" style:may-break-between-rows="true" style:writing-mode="page">
        <style:background-image/>
      </style:table-properties>
    </style:style>
    <style:style style:name="Tabela7.A" style:family="table-column">
      <style:table-column-properties style:column-width="3.517cm" style:rel-column-width="13091*"/>
    </style:style>
    <style:style style:name="Tabela7.B" style:family="table-column">
      <style:table-column-properties style:column-width="3.083cm" style:rel-column-width="11476*"/>
    </style:style>
    <style:style style:name="Tabela7.C" style:family="table-column">
      <style:table-column-properties style:column-width="3.078cm" style:rel-column-width="11456*"/>
    </style:style>
    <style:style style:name="Tabela7.D" style:family="table-column">
      <style:table-column-properties style:column-width="3.175cm" style:rel-column-width="11817*"/>
    </style:style>
    <style:style style:name="Tabela7.E" style:family="table-column">
      <style:table-column-properties style:column-width="4.754cm" style:rel-column-width="17695*"/>
    </style:style>
    <style:style style:name="Tabela7.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a7.E1" style:family="table-cell">
      <style:table-cell-properties fo:background-color="#b2b2b2" fo:padding="0.097cm" fo:border="0.002cm solid #000000">
        <style:background-image/>
      </style:table-cell-properties>
    </style:style>
    <style:style style:name="Tabela7.2" style:family="table-row">
      <style:table-row-properties fo:background-color="#b2b2b2">
        <style:background-image/>
      </style:table-row-properties>
    </style:style>
    <style:style style:name="Tabela7.A2"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ela7.D2" style:family="table-cell">
      <style:table-cell-properties fo:background-color="#dddddd" fo:padding="0.097cm" fo:border-left="0.002cm solid #000000" fo:border-right="none" fo:border-top="none" fo:border-bottom="0.002cm solid #000000">
        <style:background-image/>
      </style:table-cell-properties>
    </style:style>
    <style:style style:name="Tabela7.E2" style:family="table-cell" style:data-style-name="N100">
      <style:table-cell-properties fo:background-color="#dddddd" fo:padding="0.097cm" fo:border-left="0.002cm solid #000000" fo:border-right="0.002cm solid #000000" fo:border-top="none" fo:border-bottom="0.002cm solid #000000">
        <style:background-image/>
      </style:table-cell-properties>
    </style:style>
    <style:style style:name="Tabela7.A3" style:family="table-cell" style:data-style-name="N0">
      <style:table-cell-properties fo:background-color="#eeeeee" fo:padding="0.097cm" fo:border-left="0.002cm solid #000000" fo:border-right="none" fo:border-top="none" fo:border-bottom="0.002cm solid #000000">
        <style:background-image/>
      </style:table-cell-properties>
    </style:style>
    <style:style style:name="Tabela7.D3" style:family="table-cell">
      <style:table-cell-properties fo:background-color="#eeeeee" fo:padding="0.097cm" fo:border-left="0.002cm solid #000000" fo:border-right="none" fo:border-top="none" fo:border-bottom="0.002cm solid #000000">
        <style:background-image/>
      </style:table-cell-properties>
    </style:style>
    <style:style style:name="Tabela7.E3" style:family="table-cell" style:data-style-name="N100">
      <style:table-cell-properties fo:background-color="#eeeeee" fo:padding="0.097cm" fo:border-left="0.002cm solid #000000" fo:border-right="0.002cm solid #000000" fo:border-top="none" fo:border-bottom="0.002cm solid #000000">
        <style:background-image/>
      </style:table-cell-properties>
    </style:style>
    <style:style style:name="Tabela7.4" style:family="table-row">
      <style:table-row-properties fo:background-color="#b2b2b2" style:keep-together="true" fo:keep-together="auto">
        <style:background-image/>
      </style:table-row-properties>
    </style:style>
    <style:style style:name="Tabela7.A4" style:family="table-cell" style:data-style-name="N0">
      <style:table-cell-properties style:vertical-align="" fo:background-color="#dddddd" fo:padding="0.097cm" fo:border-left="0.002cm solid #000000" fo:border-right="none" fo:border-top="none" fo:border-bottom="0.002cm solid #000000" style:writing-mode="page">
        <style:background-image/>
      </style:table-cell-properties>
    </style:style>
    <style:style style:name="Tabela7.D4" style:family="table-cell">
      <style:table-cell-properties style:vertical-align="" fo:background-color="#dddddd" fo:padding="0.097cm" fo:border-left="0.002cm solid #000000" fo:border-right="none" fo:border-top="none" fo:border-bottom="0.002cm solid #000000" style:writing-mode="page">
        <style:background-image/>
      </style:table-cell-properties>
    </style:style>
    <style:style style:name="Tabela7.E4" style:family="table-cell" style:data-style-name="N100">
      <style:table-cell-properties style:vertical-align="" fo:background-color="#dddddd" fo:padding="0.097cm" fo:border-left="0.002cm solid #000000" fo:border-right="0.002cm solid #000000" fo:border-top="none" fo:border-bottom="0.002cm solid #000000" style:writing-mode="page">
        <style:background-image/>
      </style:table-cell-properties>
    </style:style>
    <style:style style:name="Tabela7.A5" style:family="table-cell" style:data-style-name="N0">
      <style:table-cell-properties style:vertical-align="" fo:background-color="#eeeeee" fo:padding="0.097cm" fo:border-left="0.002cm solid #000000" fo:border-right="none" fo:border-top="none" fo:border-bottom="0.002cm solid #000000" style:writing-mode="page">
        <style:background-image/>
      </style:table-cell-properties>
    </style:style>
    <style:style style:name="Tabela7.D5" style:family="table-cell">
      <style:table-cell-properties style:vertical-align="" fo:background-color="#eeeeee" fo:padding="0.097cm" fo:border-left="0.002cm solid #000000" fo:border-right="none" fo:border-top="none" fo:border-bottom="0.002cm solid #000000" style:writing-mode="page">
        <style:background-image/>
      </style:table-cell-properties>
    </style:style>
    <style:style style:name="Tabela7.E5" style:family="table-cell" style:data-style-name="N100">
      <style:table-cell-properties style:vertical-align="" fo:background-color="#eeeeee" fo:padding="0.097cm" fo:border-left="0.002cm solid #000000" fo:border-right="0.002cm solid #000000" fo:border-top="none" fo:border-bottom="0.002cm solid #000000" style:writing-mode="page">
        <style:background-image/>
      </style:table-cell-properties>
    </style:style>
    <style:style style:name="Tabela7.E7" style:family="table-cell">
      <style:table-cell-properties style:vertical-align="" fo:background-color="#eeeeee" fo:padding="0.097cm" fo:border-left="0.002cm solid #000000" fo:border-right="0.002cm solid #000000" fo:border-top="none" fo:border-bottom="0.002cm solid #000000" style:writing-mode="page">
        <style:background-image/>
      </style:table-cell-properties>
    </style:style>
    <style:style style:name="Tabela7.E8" style:family="table-cell">
      <style:table-cell-properties style:vertical-align="" fo:background-color="#dddddd" fo:padding="0.097cm" fo:border-left="0.002cm solid #000000" fo:border-right="0.002cm solid #000000" fo:border-top="none" fo:border-bottom="0.002cm solid #000000" style:writing-mode="page">
        <style:background-image/>
      </style:table-cell-properties>
    </style:style>
    <style:style style:name="Tabela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ela2.A" style:family="table-column">
      <style:table-column-properties style:column-width="4.397cm" style:rel-column-width="16383*"/>
    </style:style>
    <style:style style:name="Tabela2.D" style:family="table-column">
      <style:table-column-properties style:column-width="4.397cm" style:rel-column-width="16386*"/>
    </style:style>
    <style:style style:name="Tabela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a2.D1" style:family="table-cell">
      <style:table-cell-properties fo:background-color="#b2b2b2" fo:padding="0.097cm" fo:border="0.002cm solid #000000">
        <style:background-image/>
      </style:table-cell-properties>
    </style:style>
    <style:style style:name="Tabela2.2" style:family="table-row">
      <style:table-row-properties fo:background-color="#b2b2b2">
        <style:background-image/>
      </style:table-row-properties>
    </style:style>
    <style:style style:name="Tabela2.A2"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ela2.D2" style:family="table-cell" style:data-style-name="N0">
      <style:table-cell-properties fo:background-color="#dddddd" fo:padding="0.097cm" fo:border-left="0.002cm solid #000000" fo:border-right="0.002cm solid #000000" fo:border-top="none" fo:border-bottom="0.002cm solid #000000">
        <style:background-image/>
      </style:table-cell-properties>
    </style:style>
    <style:style style:name="Tabela2.A3" style:family="table-cell" style:data-style-name="N0">
      <style:table-cell-properties fo:background-color="#eeeeee" fo:padding="0.097cm" fo:border-left="0.002cm solid #000000" fo:border-right="none" fo:border-top="none" fo:border-bottom="0.002cm solid #000000">
        <style:background-image/>
      </style:table-cell-properties>
    </style:style>
    <style:style style:name="Tabela2.D3" style:family="table-cell" style:data-style-name="N0">
      <style:table-cell-properties fo:background-color="#eeeeee" fo:padding="0.097cm" fo:border-left="0.002cm solid #000000" fo:border-right="0.002cm solid #000000" fo:border-top="none" fo:border-bottom="0.002cm solid #000000">
        <style:background-image/>
      </style:table-cell-properties>
    </style:style>
    <style:style style:name="Tabela2.4" style:family="table-row">
      <style:table-row-properties fo:background-color="#b2b2b2" style:keep-together="true" fo:keep-together="auto">
        <style:background-image/>
      </style:table-row-properties>
    </style:style>
    <style:style style:name="Tabela2.A4" style:family="table-cell" style:data-style-name="N0">
      <style:table-cell-properties style:vertical-align="" fo:background-color="#dddddd" fo:padding="0.097cm" fo:border-left="0.002cm solid #000000" fo:border-right="none" fo:border-top="none" fo:border-bottom="0.002cm solid #000000" style:writing-mode="page">
        <style:background-image/>
      </style:table-cell-properties>
    </style:style>
    <style:style style:name="Tabela2.D4" style:family="table-cell" style:data-style-name="N0">
      <style:table-cell-properties style:vertical-align="" fo:background-color="#dddddd" fo:padding="0.097cm" fo:border-left="0.002cm solid #000000" fo:border-right="0.002cm solid #000000" fo:border-top="none" fo:border-bottom="0.002cm solid #000000" style:writing-mode="page">
        <style:background-image/>
      </style:table-cell-properties>
    </style:style>
    <style:style style:name="Tabela2.A5" style:family="table-cell" style:data-style-name="N0">
      <style:table-cell-properties style:vertical-align="" fo:background-color="#eeeeee" fo:padding="0.097cm" fo:border-left="0.002cm solid #000000" fo:border-right="none" fo:border-top="none" fo:border-bottom="0.002cm solid #000000" style:writing-mode="page">
        <style:background-image/>
      </style:table-cell-properties>
    </style:style>
    <style:style style:name="Tabela2.D5" style:family="table-cell" style:data-style-name="N0">
      <style:table-cell-properties style:vertical-align="" fo:background-color="#eeeeee" fo:padding="0.097cm" fo:border-left="0.002cm solid #000000" fo:border-right="0.002cm solid #000000" fo:border-top="none" fo:border-bottom="0.002cm solid #000000" style:writing-mode="page">
        <style:background-image/>
      </style:table-cell-properties>
    </style:style>
    <style:style style:name="Tabela1"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ela1.A" style:family="table-column">
      <style:table-column-properties style:column-width="4.397cm" style:rel-column-width="16383*"/>
    </style:style>
    <style:style style:name="Tabela1.D" style:family="table-column">
      <style:table-column-properties style:column-width="4.397cm" style:rel-column-width="16386*"/>
    </style:style>
    <style:style style:name="Tabela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b2b2b2" fo:padding="0.097cm" fo:border="0.002cm solid #000000">
        <style:background-image/>
      </style:table-cell-properties>
    </style:style>
    <style:style style:name="Tabela1.2" style:family="table-row">
      <style:table-row-properties fo:background-color="#b2b2b2">
        <style:background-image/>
      </style:table-row-properties>
    </style:style>
    <style:style style:name="Tabela1.A2"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ela1.D2" style:family="table-cell" style:data-style-name="N0">
      <style:table-cell-properties fo:background-color="#dddddd" fo:padding="0.097cm" fo:border-left="0.002cm solid #000000" fo:border-right="0.002cm solid #000000" fo:border-top="none" fo:border-bottom="0.002cm solid #000000">
        <style:background-image/>
      </style:table-cell-properties>
    </style:style>
    <style:style style:name="Tabela1.A3" style:family="table-cell" style:data-style-name="N0">
      <style:table-cell-properties fo:background-color="#eeeeee" fo:padding="0.097cm" fo:border-left="0.002cm solid #000000" fo:border-right="none" fo:border-top="none" fo:border-bottom="0.002cm solid #000000">
        <style:background-image/>
      </style:table-cell-properties>
    </style:style>
    <style:style style:name="Tabela1.D3" style:family="table-cell" style:data-style-name="N0">
      <style:table-cell-properties fo:background-color="#eeeeee" fo:padding="0.097cm" fo:border-left="0.002cm solid #000000" fo:border-right="0.002cm solid #000000" fo:border-top="none" fo:border-bottom="0.002cm solid #000000">
        <style:background-image/>
      </style:table-cell-properties>
    </style:style>
    <style:style style:name="Tabela1.4" style:family="table-row">
      <style:table-row-properties fo:background-color="#b2b2b2" style:keep-together="true" fo:keep-together="auto">
        <style:background-image/>
      </style:table-row-properties>
    </style:style>
    <style:style style:name="Tabela1.A4" style:family="table-cell" style:data-style-name="N0">
      <style:table-cell-properties style:vertical-align="" fo:background-color="#dddddd" fo:padding="0.097cm" fo:border-left="0.002cm solid #000000" fo:border-right="none" fo:border-top="none" fo:border-bottom="0.002cm solid #000000" style:writing-mode="page">
        <style:background-image/>
      </style:table-cell-properties>
    </style:style>
    <style:style style:name="Tabela1.D4" style:family="table-cell" style:data-style-name="N0">
      <style:table-cell-properties style:vertical-align="" fo:background-color="#dddddd" fo:padding="0.097cm" fo:border-left="0.002cm solid #000000" fo:border-right="0.002cm solid #000000" fo:border-top="none" fo:border-bottom="0.002cm solid #000000" style:writing-mode="page">
        <style:background-image/>
      </style:table-cell-properties>
    </style:style>
    <style:style style:name="Tabela1.A5" style:family="table-cell" style:data-style-name="N0">
      <style:table-cell-properties style:vertical-align="" fo:background-color="#eeeeee" fo:padding="0.097cm" fo:border-left="0.002cm solid #000000" fo:border-right="none" fo:border-top="none" fo:border-bottom="0.002cm solid #000000" style:writing-mode="page">
        <style:background-image/>
      </style:table-cell-properties>
    </style:style>
    <style:style style:name="Tabela1.D5" style:family="table-cell" style:data-style-name="N0">
      <style:table-cell-properties style:vertical-align="" fo:background-color="#eeeeee" fo:padding="0.097cm" fo:border-left="0.002cm solid #000000" fo:border-right="0.002cm solid #000000" fo:border-top="none" fo:border-bottom="0.002cm solid #000000" style:writing-mode="page">
        <style:background-image/>
      </style:table-cell-properties>
    </style:style>
    <style:style style:name="Tabela3"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ela3.A" style:family="table-column">
      <style:table-column-properties style:column-width="4.397cm" style:rel-column-width="16383*"/>
    </style:style>
    <style:style style:name="Tabela3.D" style:family="table-column">
      <style:table-column-properties style:column-width="4.397cm" style:rel-column-width="16386*"/>
    </style:style>
    <style:style style:name="Tabela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a3.D1" style:family="table-cell">
      <style:table-cell-properties fo:background-color="#b2b2b2" fo:padding="0.097cm" fo:border="0.002cm solid #000000">
        <style:background-image/>
      </style:table-cell-properties>
    </style:style>
    <style:style style:name="Tabela3.2" style:family="table-row">
      <style:table-row-properties fo:background-color="#b2b2b2">
        <style:background-image/>
      </style:table-row-properties>
    </style:style>
    <style:style style:name="Tabela3.A2"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ela3.D2" style:family="table-cell" style:data-style-name="N0">
      <style:table-cell-properties fo:background-color="#dddddd" fo:padding="0.097cm" fo:border-left="0.002cm solid #000000" fo:border-right="0.002cm solid #000000" fo:border-top="none" fo:border-bottom="0.002cm solid #000000">
        <style:background-image/>
      </style:table-cell-properties>
    </style:style>
    <style:style style:name="Tabela3.A3" style:family="table-cell" style:data-style-name="N0">
      <style:table-cell-properties fo:background-color="#eeeeee" fo:padding="0.097cm" fo:border-left="0.002cm solid #000000" fo:border-right="none" fo:border-top="none" fo:border-bottom="0.002cm solid #000000">
        <style:background-image/>
      </style:table-cell-properties>
    </style:style>
    <style:style style:name="Tabela3.D3" style:family="table-cell" style:data-style-name="N0">
      <style:table-cell-properties fo:background-color="#eeeeee" fo:padding="0.097cm" fo:border-left="0.002cm solid #000000" fo:border-right="0.002cm solid #000000" fo:border-top="none" fo:border-bottom="0.002cm solid #000000">
        <style:background-image/>
      </style:table-cell-properties>
    </style:style>
    <style:style style:name="Tabela3.4" style:family="table-row">
      <style:table-row-properties fo:background-color="#b2b2b2" style:keep-together="true" fo:keep-together="auto">
        <style:background-image/>
      </style:table-row-properties>
    </style:style>
    <style:style style:name="Tabela3.A4" style:family="table-cell" style:data-style-name="N0">
      <style:table-cell-properties style:vertical-align="" fo:background-color="#dddddd" fo:padding="0.097cm" fo:border-left="0.002cm solid #000000" fo:border-right="none" fo:border-top="none" fo:border-bottom="0.002cm solid #000000" style:writing-mode="page">
        <style:background-image/>
      </style:table-cell-properties>
    </style:style>
    <style:style style:name="Tabela3.D4" style:family="table-cell" style:data-style-name="N0">
      <style:table-cell-properties style:vertical-align="" fo:background-color="#dddddd" fo:padding="0.097cm" fo:border-left="0.002cm solid #000000" fo:border-right="0.002cm solid #000000" fo:border-top="none" fo:border-bottom="0.002cm solid #000000" style:writing-mode="page">
        <style:background-image/>
      </style:table-cell-properties>
    </style:style>
    <style:style style:name="Tabela3.A5" style:family="table-cell" style:data-style-name="N0">
      <style:table-cell-properties style:vertical-align="" fo:background-color="#eeeeee" fo:padding="0.097cm" fo:border-left="0.002cm solid #000000" fo:border-right="none" fo:border-top="none" fo:border-bottom="0.002cm solid #000000" style:writing-mode="page">
        <style:background-image/>
      </style:table-cell-properties>
    </style:style>
    <style:style style:name="Tabela3.D5" style:family="table-cell" style:data-style-name="N0">
      <style:table-cell-properties style:vertical-align="" fo:background-color="#eeeeee" fo:padding="0.097cm" fo:border-left="0.002cm solid #000000" fo:border-right="0.002cm solid #000000" fo:border-top="none" fo:border-bottom="0.002cm solid #000000" style:writing-mode="page">
        <style:background-image/>
      </style:table-cell-properties>
    </style:style>
    <style:style style:name="P1" style:family="paragraph" style:parent-style-name="Standard">
      <style:text-properties fo:font-size="14pt" fo:font-weight="normal" style:font-size-asian="14pt" style:font-weight-asian="normal" style:font-size-complex="14pt" style:font-weight-complex="normal"/>
    </style:style>
    <style:style style:name="P2"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justify" style:justify-single-word="false"/>
      <style:text-properties fo:font-size="14pt" style:font-size-asian="14pt" style:font-size-complex="14pt"/>
    </style:style>
    <style:style style:name="P5" style:family="paragraph" style:parent-style-name="Standard">
      <style:text-properties fo:font-size="14pt" style:font-size-asian="12.25pt" style:font-size-complex="14pt"/>
    </style:style>
    <style:style style:name="P6" style:family="paragraph" style:parent-style-name="Standard">
      <style:text-properties fo:font-size="16pt" fo:font-weight="bold" style:font-size-asian="16pt" style:font-weight-asian="bold" style:font-size-complex="16pt" style:font-weight-complex="bold"/>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Header">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Header">
      <style:paragraph-properties fo:text-align="center" style:justify-single-word="false"/>
      <style:text-properties fo:font-size="22pt" fo:font-weight="bold" style:font-size-asian="22pt" style:font-weight-asian="bold" style:font-size-complex="22pt" style:font-weight-complex="bold"/>
    </style:style>
    <style:style style:name="P11" style:family="paragraph" style:parent-style-name="Header">
      <style:paragraph-properties fo:text-align="center" style:justify-single-word="false"/>
      <style:text-properties fo:font-size="15pt" style:font-size-asian="15pt" style:font-size-complex="15pt"/>
    </style:style>
    <style:style style:name="P12" style:family="paragraph" style:parent-style-name="Standard">
      <style:paragraph-properties fo:break-before="page"/>
      <style:text-properties fo:font-size="16pt" fo:font-weight="bold" style:font-size-asian="16pt" style:font-weight-asian="bold" style:font-size-complex="16pt" style:font-weight-complex="bold"/>
    </style:style>
    <style:style style:name="P13" style:family="paragraph" style:parent-style-name="Standard">
      <style:text-properties fo:font-size="14pt" style:font-size-asian="12.25pt" style:font-size-complex="14pt"/>
    </style:style>
    <style:style style:name="P14" style:family="paragraph" style:parent-style-name="Standard">
      <style:text-properties fo:font-size="14pt" style:font-size-asian="14pt" style:font-size-complex="14pt"/>
    </style:style>
    <style:style style:name="P15" style:family="paragraph" style:parent-style-name="Standard">
      <style:text-properties fo:font-size="16pt" fo:font-weight="bold" style:font-size-asian="16pt" style:font-weight-asian="bold" style:font-size-complex="16pt" style:font-weight-complex="bold"/>
    </style:style>
    <style:style style:name="P16" style:family="paragraph" style:parent-style-name="Standard" style:list-style-name="L1">
      <style:paragraph-properties fo:break-before="page"/>
    </style:style>
    <style:style style:name="P17" style:family="paragraph" style:parent-style-name="Standard" style:list-style-name="L1">
      <style:paragraph-properties fo:break-before="page"/>
      <style:text-properties fo:font-size="16pt" fo:font-weight="bold" style:font-size-asian="16pt" style:font-weight-asian="bold" style:font-size-complex="16pt" style:font-weight-complex="bold"/>
    </style:style>
    <style:style style:name="P18" style:family="paragraph" style:parent-style-name="Header">
      <style:paragraph-properties fo:text-align="center" style:justify-single-word="false"/>
      <style:text-properties fo:font-size="15pt" style:font-size-asian="15pt" style:font-size-complex="15pt"/>
    </style:style>
    <style:style style:name="T1"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text:dont-balance-text-columns="false" style:editable="false">
        <style:columns fo:column-count="1" fo:column-gap="0cm"/>
        <style:background-image/>
      </style:section-properties>
    </style:style>
    <style:style style:name="Sect3" style:family="section">
      <style:section-properties text:dont-balance-text-columns="false"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itle">
        <text:p text:style-name="P9">Introduction to CUDA and OpenCL</text:p>
        <text:p text:style-name="P10">Lab 3 report</text:p>
        <text:p text:style-name="P11">19.03.2020</text:p>
        <text:p text:style-name="P11">Piotr Litwin</text:p>
        <text:p text:style-name="P11">Paweł Skalny</text:p>
      </text:section>
      <text:section text:style-name="Sect1" text:name="Introduction">
        <text:p text:style-name="Standard"><text:tab/><text:span text:style-name="T1">Introduction</text:span></text:p>
        <text:p text:style-name="P6"/>
        <text:p text:style-name="P2">During lab we were testing difference in time between 1D1D and 2D2D configuration of block (first *D) and grid (second *D) dimentions. We were comparing times for matrix addition, hadamrd product and dyadic product. Also creating a program dividem in multiple function such as initilisation, processing, testing and printing.</text:p>
      </text:section>
      <text:section text:style-name="Sect2" text:name="Matrix addition">
        <text:p text:style-name="Standard"><text:tab/><text:span text:style-name="T1">Creating program</text:span></text:p>
        <text:p text:style-name="P6"/>
        <text:p text:style-name="P4">We created a program in two configurations: 1D1D and 2D2D, which represent 1 dimention block and 1 dimention grid, and 2 dimention block and 2 dimention grid. Underneath table repesents the number of elements, thread, blocks that we setup in program. Program executes three function which calculate matrix addition product, Hadamard product and dyadic (tensor) product and also time of execution for each of them on GPU (device) and CPU (host).</text:p>
        <text:p text:style-name="Standard"/>
        <table:table table:name="Tabela7" table:style-name="Tabela7">
          <table:table-column table:style-name="Tabela7.A"/>
          <table:table-column table:style-name="Tabela7.B"/>
          <table:table-column table:style-name="Tabela7.C"/>
          <table:table-column table:style-name="Tabela7.D"/>
          <table:table-column table:style-name="Tabela7.E"/>
          <table:table-row>
            <table:table-cell table:style-name="Tabela7.A1" office:value-type="string">
              <text:p text:style-name="P8">Number of elements</text:p>
            </table:table-cell>
            <table:table-cell table:style-name="Tabela7.A1" office:value-type="string">
              <text:p text:style-name="P8">Threads 1D1D</text:p>
            </table:table-cell>
            <table:table-cell table:style-name="Tabela7.A1" office:value-type="string">
              <text:p text:style-name="P8">Blocks 1D1D</text:p>
            </table:table-cell>
            <table:table-cell table:style-name="Tabela7.A1" office:value-type="string">
              <text:p text:style-name="P8">Threads 2D2D</text:p>
            </table:table-cell>
            <table:table-cell table:style-name="Tabela7.E1" office:value-type="string">
              <text:p text:style-name="P8">Blocks 2D2D</text:p>
            </table:table-cell>
          </table:table-row>
          <table:table-row table:style-name="Tabela7.2">
            <table:table-cell table:style-name="Tabela7.A2" office:value-type="float" office:value="10">
              <text:p text:style-name="P7">10</text:p>
            </table:table-cell>
            <table:table-cell table:style-name="Tabela7.A2" office:value-type="float" office:value="256">
              <text:p text:style-name="P7">256</text:p>
            </table:table-cell>
            <table:table-cell table:style-name="Tabela7.A2" office:value-type="float" office:value="1">
              <text:p text:style-name="P7">1</text:p>
            </table:table-cell>
            <table:table-cell table:style-name="Tabela7.D2" office:value-type="string">
              <text:p text:style-name="P7">16 x 16</text:p>
            </table:table-cell>
            <table:table-cell table:style-name="Tabela7.E2" office:value-type="float" office:value="37165">
              <text:p text:style-name="P7">1 x 1</text:p>
            </table:table-cell>
          </table:table-row>
          <table:table-row table:style-name="Tabela7.2">
            <table:table-cell table:style-name="Tabela7.A3" office:value-type="float" office:value="100">
              <text:p text:style-name="P7">100</text:p>
            </table:table-cell>
            <table:table-cell table:style-name="Tabela7.A3" office:value-type="float" office:value="256">
              <text:p text:style-name="P7">256</text:p>
            </table:table-cell>
            <table:table-cell table:style-name="Tabela7.A3" office:value-type="float" office:value="1">
              <text:p text:style-name="P7">1</text:p>
            </table:table-cell>
            <table:table-cell table:style-name="Tabela7.D3" office:value-type="string">
              <text:p text:style-name="P7">16 x 16</text:p>
            </table:table-cell>
            <table:table-cell table:style-name="Tabela7.E3" office:value-type="float" office:value="37165">
              <text:p text:style-name="P7">1 x 1</text:p>
            </table:table-cell>
          </table:table-row>
          <table:table-row table:style-name="Tabela7.4">
            <table:table-cell table:style-name="Tabela7.A4" office:value-type="float" office:value="1000">
              <text:p text:style-name="P7">1000</text:p>
            </table:table-cell>
            <table:table-cell table:style-name="Tabela7.A4" office:value-type="float" office:value="256">
              <text:p text:style-name="P7">256</text:p>
            </table:table-cell>
            <table:table-cell table:style-name="Tabela7.A4" office:value-type="float" office:value="1">
              <text:p text:style-name="P7">1</text:p>
            </table:table-cell>
            <table:table-cell table:style-name="Tabela7.D4" office:value-type="string">
              <text:p text:style-name="P7">16 x 16</text:p>
            </table:table-cell>
            <table:table-cell table:style-name="Tabela7.E4" office:value-type="float" office:value="37531">
              <text:p text:style-name="P7">2 x 2</text:p>
            </table:table-cell>
          </table:table-row>
          <table:table-row table:style-name="Tabela7.4">
            <table:table-cell table:style-name="Tabela7.A5" office:value-type="float" office:value="10000">
              <text:p text:style-name="P7">10000</text:p>
            </table:table-cell>
            <table:table-cell table:style-name="Tabela7.A5" office:value-type="float" office:value="256">
              <text:p text:style-name="P7">256</text:p>
            </table:table-cell>
            <table:table-cell table:style-name="Tabela7.A5" office:value-type="float" office:value="1">
              <text:p text:style-name="P7">1</text:p>
            </table:table-cell>
            <table:table-cell table:style-name="Tabela7.D5" office:value-type="string">
              <text:p text:style-name="P7">16 x 16</text:p>
            </table:table-cell>
            <table:table-cell table:style-name="Tabela7.E5" office:value-type="float" office:value="39362">
              <text:p text:style-name="P7">7 x 7</text:p>
            </table:table-cell>
          </table:table-row>
          <table:table-row table:style-name="Tabela7.4">
            <table:table-cell table:style-name="Tabela7.A4" office:value-type="float" office:value="100000">
              <text:p text:style-name="P7">100000</text:p>
            </table:table-cell>
            <table:table-cell table:style-name="Tabela7.A4" office:value-type="float" office:value="256">
              <text:p text:style-name="P7">256</text:p>
            </table:table-cell>
            <table:table-cell table:style-name="Tabela7.A4" office:value-type="float" office:value="2">
              <text:p text:style-name="P7">2</text:p>
            </table:table-cell>
            <table:table-cell table:style-name="Tabela7.D4" office:value-type="string">
              <text:p text:style-name="P7">16 x 16</text:p>
            </table:table-cell>
            <table:table-cell table:style-name="Tabela7.E4" office:value-type="float" office:value="44124">
              <text:p text:style-name="P7">20 x 20</text:p>
            </table:table-cell>
          </table:table-row>
          <table:table-row table:style-name="Tabela7.4">
            <table:table-cell table:style-name="Tabela7.A5" office:value-type="float" office:value="1000000">
              <text:p text:style-name="P7">1000000</text:p>
            </table:table-cell>
            <table:table-cell table:style-name="Tabela7.A5" office:value-type="float" office:value="256">
              <text:p text:style-name="P7">256</text:p>
            </table:table-cell>
            <table:table-cell table:style-name="Tabela7.A5" office:value-type="float" office:value="4">
              <text:p text:style-name="P7">4</text:p>
            </table:table-cell>
            <table:table-cell table:style-name="Tabela7.D5" office:value-type="string">
              <text:p text:style-name="P7">16 x 16</text:p>
            </table:table-cell>
            <table:table-cell table:style-name="Tabela7.E7" office:value-type="string">
              <text:p text:style-name="P7">63 x 63</text:p>
            </table:table-cell>
          </table:table-row>
          <table:table-row table:style-name="Tabela7.4">
            <table:table-cell table:style-name="Tabela7.A4" office:value-type="float" office:value="10000000">
              <text:p text:style-name="P7">10000000</text:p>
            </table:table-cell>
            <table:table-cell table:style-name="Tabela7.A4" office:value-type="float" office:value="256">
              <text:p text:style-name="P7">256</text:p>
            </table:table-cell>
            <table:table-cell table:style-name="Tabela7.A4" office:value-type="float" office:value="13">
              <text:p text:style-name="P7">13</text:p>
            </table:table-cell>
            <table:table-cell table:style-name="Tabela7.D4" office:value-type="string">
              <text:p text:style-name="P7">16 x 16</text:p>
            </table:table-cell>
            <table:table-cell table:style-name="Tabela7.E8" office:value-type="string">
              <text:p text:style-name="P7">198 x 198</text:p>
            </table:table-cell>
          </table:table-row>
          <table:table-row table:style-name="Tabela7.4">
            <table:table-cell table:style-name="Tabela7.A5" office:value-type="float" office:value="100000000">
              <text:p text:style-name="P7">100000000</text:p>
            </table:table-cell>
            <table:table-cell table:style-name="Tabela7.A5" office:value-type="float" office:value="256">
              <text:p text:style-name="P7">256</text:p>
            </table:table-cell>
            <table:table-cell table:style-name="Tabela7.A5" office:value-type="float" office:value="40">
              <text:p text:style-name="P7">40</text:p>
            </table:table-cell>
            <table:table-cell table:style-name="Tabela7.D5" office:value-type="string">
              <text:p text:style-name="P7">16 x 16</text:p>
            </table:table-cell>
            <table:table-cell table:style-name="Tabela7.E7" office:value-type="string">
              <text:p text:style-name="P7">625 x 625</text:p>
            </table:table-cell>
          </table:table-row>
        </table:table>
        <text:p text:style-name="Standard"/>
        <text:p text:style-name="P3">As we can easily see, 2D2D grid contains much more threads overall than 1D1D grid. That's because in 1D1D case we launched the kernel for each column, and then we performed calculation in a common loop while in 2D2D case we launched the kernel for each element in the matrix.</text:p>
      </text:section>
      <text:section text:style-name="Sect3" text:name="Creating program">
        <text:p text:style-name="P12"><text:tab/>Results</text:p>
        <text:p text:style-name="P1">All measurements were made ten times and then we calculated the average. Times are provided in μs (microseconds).</text:p>
        <text:p text:style-name="P6"/>
        <text:p text:style-name="P6"><text:tab/>Matrix addition product</text:p>
        <text:p text:style-name="P5">Below we have times of execution in respect to number of elements. First table has results from 1D1D configuration and 2D2D configuration. The chart below represents difference in times between configurations.</text:p>
        <table:table table:name="Tabela2" table:style-name="Tabela2">
          <table:table-column table:style-name="Tabela2.A" table:number-columns-repeated="3"/>
          <table:table-column table:style-name="Tabela2.D"/>
          <table:table-row>
            <table:table-cell table:style-name="Tabela2.A1" office:value-type="string">
              <text:p text:style-name="P8">Number of elements</text:p>
            </table:table-cell>
            <table:table-cell table:style-name="Tabela2.A1" office:value-type="string">
              <text:p text:style-name="P8">Time device 1D1D</text:p>
            </table:table-cell>
            <table:table-cell table:style-name="Tabela2.A1" office:value-type="string">
              <text:p text:style-name="P8">Time device 2D2D</text:p>
            </table:table-cell>
            <table:table-cell table:style-name="Tabela2.D1" office:value-type="string">
              <text:p text:style-name="P8">Time host</text:p>
            </table:table-cell>
          </table:table-row>
          <table:table-row table:style-name="Tabela2.2">
            <table:table-cell table:style-name="Tabela2.A2" office:value-type="float" office:value="10">
              <text:p text:style-name="P7">10</text:p>
            </table:table-cell>
            <table:table-cell table:style-name="Tabela2.A2" office:value-type="float" office:value="27.7">
              <text:p text:style-name="P7">27,7</text:p>
            </table:table-cell>
            <table:table-cell table:style-name="Tabela2.A2" office:value-type="float" office:value="24.8">
              <text:p text:style-name="P7">24,8</text:p>
            </table:table-cell>
            <table:table-cell table:style-name="Tabela2.D2" office:value-type="float" office:value="7">
              <text:p text:style-name="P7">7</text:p>
            </table:table-cell>
          </table:table-row>
          <table:table-row table:style-name="Tabela2.2">
            <table:table-cell table:style-name="Tabela2.A3" office:value-type="float" office:value="100">
              <text:p text:style-name="P7">100</text:p>
            </table:table-cell>
            <table:table-cell table:style-name="Tabela2.A3" office:value-type="float" office:value="33.1">
              <text:p text:style-name="P7">33,1</text:p>
            </table:table-cell>
            <table:table-cell table:style-name="Tabela2.A3" office:value-type="float" office:value="21.6">
              <text:p text:style-name="P7">21,6</text:p>
            </table:table-cell>
            <table:table-cell table:style-name="Tabela2.D3" office:value-type="float" office:value="7.2">
              <text:p text:style-name="P7">7,2</text:p>
            </table:table-cell>
          </table:table-row>
          <table:table-row table:style-name="Tabela2.4">
            <table:table-cell table:style-name="Tabela2.A4" office:value-type="float" office:value="1000">
              <text:p text:style-name="P7">1000</text:p>
            </table:table-cell>
            <table:table-cell table:style-name="Tabela2.A4" office:value-type="float" office:value="53.1">
              <text:p text:style-name="P7">53,1</text:p>
            </table:table-cell>
            <table:table-cell table:style-name="Tabela2.A4" office:value-type="float" office:value="21.5">
              <text:p text:style-name="P7">21,5</text:p>
            </table:table-cell>
            <table:table-cell table:style-name="Tabela2.D4" office:value-type="float" office:value="14.1">
              <text:p text:style-name="P7">14,1</text:p>
            </table:table-cell>
          </table:table-row>
          <table:table-row table:style-name="Tabela2.4">
            <table:table-cell table:style-name="Tabela2.A5" office:value-type="float" office:value="10000">
              <text:p text:style-name="P7">10000</text:p>
            </table:table-cell>
            <table:table-cell table:style-name="Tabela2.A5" office:value-type="float" office:value="129">
              <text:p text:style-name="P7">129</text:p>
            </table:table-cell>
            <table:table-cell table:style-name="Tabela2.A5" office:value-type="float" office:value="22">
              <text:p text:style-name="P7">22</text:p>
            </table:table-cell>
            <table:table-cell table:style-name="Tabela2.D5" office:value-type="float" office:value="90.9">
              <text:p text:style-name="P7">90,9</text:p>
            </table:table-cell>
          </table:table-row>
          <table:table-row table:style-name="Tabela2.4">
            <table:table-cell table:style-name="Tabela2.A4" office:value-type="float" office:value="100000">
              <text:p text:style-name="P7">100000</text:p>
            </table:table-cell>
            <table:table-cell table:style-name="Tabela2.A4" office:value-type="float" office:value="381.2">
              <text:p text:style-name="P7">381,2</text:p>
            </table:table-cell>
            <table:table-cell table:style-name="Tabela2.A4" office:value-type="float" office:value="50.5">
              <text:p text:style-name="P7">50,5</text:p>
            </table:table-cell>
            <table:table-cell table:style-name="Tabela2.D4" office:value-type="float" office:value="1154.1">
              <text:p text:style-name="P7">1154,1</text:p>
            </table:table-cell>
          </table:table-row>
          <table:table-row table:style-name="Tabela2.4">
            <table:table-cell table:style-name="Tabela2.A5" office:value-type="float" office:value="1000000">
              <text:p text:style-name="P7">1000000</text:p>
            </table:table-cell>
            <table:table-cell table:style-name="Tabela2.A5" office:value-type="float" office:value="1427.5">
              <text:p text:style-name="P7">1427,5</text:p>
            </table:table-cell>
            <table:table-cell table:style-name="Tabela2.A5" office:value-type="float" office:value="173.5">
              <text:p text:style-name="P7">173,5</text:p>
            </table:table-cell>
            <table:table-cell table:style-name="Tabela2.D5" office:value-type="float" office:value="17541.7">
              <text:p text:style-name="P7">17541,7</text:p>
            </table:table-cell>
          </table:table-row>
          <table:table-row table:style-name="Tabela2.4">
            <table:table-cell table:style-name="Tabela2.A4" office:value-type="float" office:value="10000000">
              <text:p text:style-name="P7">10000000</text:p>
            </table:table-cell>
            <table:table-cell table:style-name="Tabela2.A4" office:value-type="float" office:value="4463.5">
              <text:p text:style-name="P7">4463,5</text:p>
            </table:table-cell>
            <table:table-cell table:style-name="Tabela2.A4" office:value-type="float" office:value="913">
              <text:p text:style-name="P7">913</text:p>
            </table:table-cell>
            <table:table-cell table:style-name="Tabela2.D4" office:value-type="float" office:value="156951.3">
              <text:p text:style-name="P7">156951,3</text:p>
            </table:table-cell>
          </table:table-row>
          <table:table-row table:style-name="Tabela2.4">
            <table:table-cell table:style-name="Tabela2.A5" office:value-type="float" office:value="100000000">
              <text:p text:style-name="P7">100000000</text:p>
            </table:table-cell>
            <table:table-cell table:style-name="Tabela2.A5" office:value-type="float" office:value="15271.6">
              <text:p text:style-name="P7">15271,6</text:p>
            </table:table-cell>
            <table:table-cell table:style-name="Tabela2.A5" office:value-type="float" office:value="8232.8">
              <text:p text:style-name="P7">8232,8</text:p>
            </table:table-cell>
            <table:table-cell table:style-name="Tabela2.D5" office:value-type="float" office:value="1156946">
              <text:p text:style-name="P7">1156946</text:p>
            </table:table-cell>
          </table:table-row>
        </table:table>
        <text:p text:style-name="Standard"/>
        <text:p text:style-name="Standard"><draw:frame draw:style-name="fr2" draw:name="Object4" text:anchor-type="char" svg:width="14.062cm" svg:height="8.243cm" draw:z-index="1"><draw:object xlink:href="./Object 4" xlink:type="simple" xlink:show="embed" xlink:actuate="onLoad"/><draw:image xlink:href="./ObjectReplacements/Object 4" xlink:type="simple" xlink:show="embed" xlink:actuate="onLoad"/></draw:frame></text:p>
      </text:section>
      <text:section text:style-name="Sect1" text:name="Hadamard product">
        <text:list xml:id="list5594746499469005314" text:style-name="L1">
          <text:list-header>
            <text:p text:style-name="P16"><text:span text:style-name="T1">Hadamard p</text:span><text:span text:style-name="T1">ro</text:span><text:span text:style-name="T1">duct</text:span></text:p>
          </text:list-header>
        </text:list>
        <text:p text:style-name="P6"/>
        <text:p text:style-name="P5">Below we have times of execution in respect to number of elements. First table has results from 1D1D configuration and 2D2D configuration. The chart below represents difference in times between configurations.</text:p>
        <text:p text:style-name="P5"/>
        <table:table table:name="Tabela1" table:style-name="Tabela1">
          <table:table-column table:style-name="Tabela1.A" table:number-columns-repeated="3"/>
          <table:table-column table:style-name="Tabela1.D"/>
          <table:table-row>
            <table:table-cell table:style-name="Tabela1.A1" office:value-type="string">
              <text:p text:style-name="P8">Number of elements</text:p>
            </table:table-cell>
            <table:table-cell table:style-name="Tabela1.A1" office:value-type="string">
              <text:p text:style-name="P8">Time device 1D1D</text:p>
            </table:table-cell>
            <table:table-cell table:style-name="Tabela1.A1" office:value-type="string">
              <text:p text:style-name="P8">Time device 2D2D</text:p>
            </table:table-cell>
            <table:table-cell table:style-name="Tabela1.D1" office:value-type="string">
              <text:p text:style-name="P8">Time host</text:p>
            </table:table-cell>
          </table:table-row>
          <table:table-row table:style-name="Tabela1.2">
            <table:table-cell table:style-name="Tabela1.A2" office:value-type="float" office:value="10">
              <text:p text:style-name="P7">10</text:p>
            </table:table-cell>
            <table:table-cell table:style-name="Tabela1.A2" office:value-type="float" office:value="25.8">
              <text:p text:style-name="P7">25,8</text:p>
            </table:table-cell>
            <table:table-cell table:style-name="Tabela1.A2" office:value-type="float" office:value="29">
              <text:p text:style-name="P7">29</text:p>
            </table:table-cell>
            <table:table-cell table:style-name="Tabela1.D2" office:value-type="float" office:value="6.4">
              <text:p text:style-name="P7">6,4</text:p>
            </table:table-cell>
          </table:table-row>
          <table:table-row table:style-name="Tabela1.2">
            <table:table-cell table:style-name="Tabela1.A3" office:value-type="float" office:value="100">
              <text:p text:style-name="P7">100</text:p>
            </table:table-cell>
            <table:table-cell table:style-name="Tabela1.A3" office:value-type="float" office:value="30.6">
              <text:p text:style-name="P7">30,6</text:p>
            </table:table-cell>
            <table:table-cell table:style-name="Tabela1.A3" office:value-type="float" office:value="21.5">
              <text:p text:style-name="P7">21,5</text:p>
            </table:table-cell>
            <table:table-cell table:style-name="Tabela1.D3" office:value-type="float" office:value="7.3">
              <text:p text:style-name="P7">7,3</text:p>
            </table:table-cell>
          </table:table-row>
          <table:table-row table:style-name="Tabela1.4">
            <table:table-cell table:style-name="Tabela1.A4" office:value-type="float" office:value="1000">
              <text:p text:style-name="P7">1000</text:p>
            </table:table-cell>
            <table:table-cell table:style-name="Tabela1.A4" office:value-type="float" office:value="52.2">
              <text:p text:style-name="P7">52,2</text:p>
            </table:table-cell>
            <table:table-cell table:style-name="Tabela1.A4" office:value-type="float" office:value="24">
              <text:p text:style-name="P7">24</text:p>
            </table:table-cell>
            <table:table-cell table:style-name="Tabela1.D4" office:value-type="float" office:value="14.5">
              <text:p text:style-name="P7">14,5</text:p>
            </table:table-cell>
          </table:table-row>
          <table:table-row table:style-name="Tabela1.4">
            <table:table-cell table:style-name="Tabela1.A5" office:value-type="float" office:value="10000">
              <text:p text:style-name="P7">10000</text:p>
            </table:table-cell>
            <table:table-cell table:style-name="Tabela1.A5" office:value-type="float" office:value="124.9">
              <text:p text:style-name="P7">124,9</text:p>
            </table:table-cell>
            <table:table-cell table:style-name="Tabela1.A5" office:value-type="float" office:value="25.1">
              <text:p text:style-name="P7">25,1</text:p>
            </table:table-cell>
            <table:table-cell table:style-name="Tabela1.D5" office:value-type="float" office:value="99.8">
              <text:p text:style-name="P7">99,8</text:p>
            </table:table-cell>
          </table:table-row>
          <table:table-row table:style-name="Tabela1.4">
            <table:table-cell table:style-name="Tabela1.A4" office:value-type="float" office:value="100000">
              <text:p text:style-name="P7">100000</text:p>
            </table:table-cell>
            <table:table-cell table:style-name="Tabela1.A4" office:value-type="float" office:value="370.6">
              <text:p text:style-name="P7">370,6</text:p>
            </table:table-cell>
            <table:table-cell table:style-name="Tabela1.A4" office:value-type="float" office:value="59">
              <text:p text:style-name="P7">59</text:p>
            </table:table-cell>
            <table:table-cell table:style-name="Tabela1.D4" office:value-type="float" office:value="1170">
              <text:p text:style-name="P7">1170</text:p>
            </table:table-cell>
          </table:table-row>
          <table:table-row table:style-name="Tabela1.4">
            <table:table-cell table:style-name="Tabela1.A5" office:value-type="float" office:value="1000000">
              <text:p text:style-name="P7">1000000</text:p>
            </table:table-cell>
            <table:table-cell table:style-name="Tabela1.A5" office:value-type="float" office:value="1418.1">
              <text:p text:style-name="P7">1418,1</text:p>
            </table:table-cell>
            <table:table-cell table:style-name="Tabela1.A5" office:value-type="float" office:value="171.1">
              <text:p text:style-name="P7">171,1</text:p>
            </table:table-cell>
            <table:table-cell table:style-name="Tabela1.D5" office:value-type="float" office:value="16036.8">
              <text:p text:style-name="P7">16036,8</text:p>
            </table:table-cell>
          </table:table-row>
          <table:table-row table:style-name="Tabela1.4">
            <table:table-cell table:style-name="Tabela1.A4" office:value-type="float" office:value="10000000">
              <text:p text:style-name="P7">10000000</text:p>
            </table:table-cell>
            <table:table-cell table:style-name="Tabela1.A4" office:value-type="float" office:value="4380.2">
              <text:p text:style-name="P7">4380,2</text:p>
            </table:table-cell>
            <table:table-cell table:style-name="Tabela1.A4" office:value-type="float" office:value="911.7">
              <text:p text:style-name="P7">911,7</text:p>
            </table:table-cell>
            <table:table-cell table:style-name="Tabela1.D4" office:value-type="float" office:value="157085.9">
              <text:p text:style-name="P7">157085,9</text:p>
            </table:table-cell>
          </table:table-row>
          <table:table-row table:style-name="Tabela1.4">
            <table:table-cell table:style-name="Tabela1.A5" office:value-type="float" office:value="100000000">
              <text:p text:style-name="P7">100000000</text:p>
            </table:table-cell>
            <table:table-cell table:style-name="Tabela1.A5" office:value-type="float" office:value="15167.2">
              <text:p text:style-name="P7">15167,2</text:p>
            </table:table-cell>
            <table:table-cell table:style-name="Tabela1.A5" office:value-type="float" office:value="8227.5">
              <text:p text:style-name="P7">8227,5</text:p>
            </table:table-cell>
            <table:table-cell table:style-name="Tabela1.D5" office:value-type="float" office:value="1156729.5">
              <text:p text:style-name="P7">1156729,5</text:p>
            </table:table-cell>
          </table:table-row>
        </table:table>
        <text:p text:style-name="Standard"/>
        <text:p text:style-name="Standard"><draw:frame draw:style-name="fr2" draw:name="Object3" text:anchor-type="char" svg:width="14.22cm" svg:height="7.878cm" draw:z-index="0"><draw:object xlink:href="./Object 3" xlink:type="simple" xlink:show="embed" xlink:actuate="onLoad"/><draw:image xlink:href="./ObjectReplacements/Object 3" xlink:type="simple" xlink:show="embed" xlink:actuate="onLoad"/></draw:frame></text:p>
      </text:section>
      <text:section text:style-name="Sect1" text:name="Dyadic product">
        <text:list xml:id="list38287350" text:continue-numbering="true" text:style-name="L1">
          <text:list-header>
            <text:p text:style-name="P17">Dyadic product</text:p>
          </text:list-header>
        </text:list>
        <text:p text:style-name="Standard"/>
        <text:p text:style-name="P5">Below we have times of execution in respect to number of elements. First table has results from 1D1D configuration and 2D2D configuration. The chart below represents difference in times between configurations.</text:p>
        <text:p text:style-name="P5"/>
        <table:table table:name="Tabela3" table:style-name="Tabela3">
          <table:table-column table:style-name="Tabela3.A" table:number-columns-repeated="3"/>
          <table:table-column table:style-name="Tabela3.D"/>
          <table:table-row>
            <table:table-cell table:style-name="Tabela3.A1" office:value-type="string">
              <text:p text:style-name="P8">Number of elements</text:p>
            </table:table-cell>
            <table:table-cell table:style-name="Tabela3.A1" office:value-type="string">
              <text:p text:style-name="P8">Time device 1D1D</text:p>
            </table:table-cell>
            <table:table-cell table:style-name="Tabela3.A1" office:value-type="string">
              <text:p text:style-name="P8">Time device 2D2D</text:p>
            </table:table-cell>
            <table:table-cell table:style-name="Tabela3.D1" office:value-type="string">
              <text:p text:style-name="P8">Time host</text:p>
            </table:table-cell>
          </table:table-row>
          <table:table-row table:style-name="Tabela3.2">
            <table:table-cell table:style-name="Tabela3.A2" office:value-type="float" office:value="10">
              <text:p text:style-name="P7">10</text:p>
            </table:table-cell>
            <table:table-cell table:style-name="Tabela3.A2" office:value-type="float" office:value="36.1">
              <text:p text:style-name="P7">36,1</text:p>
            </table:table-cell>
            <table:table-cell table:style-name="Tabela3.A2" office:value-type="float" office:value="33.5">
              <text:p text:style-name="P7">33,5</text:p>
            </table:table-cell>
            <table:table-cell table:style-name="Tabela3.D2" office:value-type="float" office:value="11.5">
              <text:p text:style-name="P7">11,5</text:p>
            </table:table-cell>
          </table:table-row>
          <table:table-row table:style-name="Tabela3.2">
            <table:table-cell table:style-name="Tabela3.A3" office:value-type="float" office:value="100">
              <text:p text:style-name="P7">100</text:p>
            </table:table-cell>
            <table:table-cell table:style-name="Tabela3.A3" office:value-type="float" office:value="37">
              <text:p text:style-name="P7">37</text:p>
            </table:table-cell>
            <table:table-cell table:style-name="Tabela3.A3" office:value-type="float" office:value="32.9">
              <text:p text:style-name="P7">32,9</text:p>
            </table:table-cell>
            <table:table-cell table:style-name="Tabela3.D3" office:value-type="float" office:value="11.5">
              <text:p text:style-name="P7">11,5</text:p>
            </table:table-cell>
          </table:table-row>
          <table:table-row table:style-name="Tabela3.4">
            <table:table-cell table:style-name="Tabela3.A4" office:value-type="float" office:value="1000">
              <text:p text:style-name="P7">1000</text:p>
            </table:table-cell>
            <table:table-cell table:style-name="Tabela3.A4" office:value-type="float" office:value="52.4">
              <text:p text:style-name="P7">52,4</text:p>
            </table:table-cell>
            <table:table-cell table:style-name="Tabela3.A4" office:value-type="float" office:value="32.6">
              <text:p text:style-name="P7">32,6</text:p>
            </table:table-cell>
            <table:table-cell table:style-name="Tabela3.D4" office:value-type="float" office:value="18.9">
              <text:p text:style-name="P7">18,9</text:p>
            </table:table-cell>
          </table:table-row>
          <table:table-row table:style-name="Tabela3.4">
            <table:table-cell table:style-name="Tabela3.A5" office:value-type="float" office:value="10000">
              <text:p text:style-name="P7">10000</text:p>
            </table:table-cell>
            <table:table-cell table:style-name="Tabela3.A5" office:value-type="float" office:value="104.5">
              <text:p text:style-name="P7">104,5</text:p>
            </table:table-cell>
            <table:table-cell table:style-name="Tabela3.A5" office:value-type="float" office:value="31.7">
              <text:p text:style-name="P7">31,7</text:p>
            </table:table-cell>
            <table:table-cell table:style-name="Tabela3.D5" office:value-type="float" office:value="86.1">
              <text:p text:style-name="P7">86,1</text:p>
            </table:table-cell>
          </table:table-row>
          <table:table-row table:style-name="Tabela3.4">
            <table:table-cell table:style-name="Tabela3.A4" office:value-type="float" office:value="100000">
              <text:p text:style-name="P7">100000</text:p>
            </table:table-cell>
            <table:table-cell table:style-name="Tabela3.A4" office:value-type="float" office:value="287.6">
              <text:p text:style-name="P7">287,6</text:p>
            </table:table-cell>
            <table:table-cell table:style-name="Tabela3.A4" office:value-type="float" office:value="50.5">
              <text:p text:style-name="P7">50,5</text:p>
            </table:table-cell>
            <table:table-cell table:style-name="Tabela3.D4" office:value-type="float" office:value="981.6">
              <text:p text:style-name="P7">981,6</text:p>
            </table:table-cell>
          </table:table-row>
          <table:table-row table:style-name="Tabela3.4">
            <table:table-cell table:style-name="Tabela3.A5" office:value-type="float" office:value="1000000">
              <text:p text:style-name="P7">1000000</text:p>
            </table:table-cell>
            <table:table-cell table:style-name="Tabela3.A5" office:value-type="float" office:value="860.3">
              <text:p text:style-name="P7">860,3</text:p>
            </table:table-cell>
            <table:table-cell table:style-name="Tabela3.A5" office:value-type="float" office:value="142.7">
              <text:p text:style-name="P7">142,7</text:p>
            </table:table-cell>
            <table:table-cell table:style-name="Tabela3.D5" office:value-type="float" office:value="8979.1">
              <text:p text:style-name="P7">8979,1</text:p>
            </table:table-cell>
          </table:table-row>
          <table:table-row table:style-name="Tabela3.4">
            <table:table-cell table:style-name="Tabela3.A4" office:value-type="float" office:value="10000000">
              <text:p text:style-name="P7">10000000</text:p>
            </table:table-cell>
            <table:table-cell table:style-name="Tabela3.A4" office:value-type="float" office:value="2814.2">
              <text:p text:style-name="P7">2814,2</text:p>
            </table:table-cell>
            <table:table-cell table:style-name="Tabela3.A4" office:value-type="float" office:value="653.1">
              <text:p text:style-name="P7">653,1</text:p>
            </table:table-cell>
            <table:table-cell table:style-name="Tabela3.D4" office:value-type="float" office:value="109382.7">
              <text:p text:style-name="P7">109382,7</text:p>
            </table:table-cell>
          </table:table-row>
          <table:table-row table:style-name="Tabela3.4">
            <table:table-cell table:style-name="Tabela3.A5" office:value-type="float" office:value="100000000">
              <text:p text:style-name="P7">100000000</text:p>
            </table:table-cell>
            <table:table-cell table:style-name="Tabela3.A5" office:value-type="float" office:value="7953.8">
              <text:p text:style-name="P7">7953,8</text:p>
            </table:table-cell>
            <table:table-cell table:style-name="Tabela3.A5" office:value-type="float" office:value="5533.6">
              <text:p text:style-name="P7">5533,6</text:p>
            </table:table-cell>
            <table:table-cell table:style-name="Tabela3.D5" office:value-type="float" office:value="919791.4">
              <text:p text:style-name="P7">919791,4</text:p>
            </table:table-cell>
          </table:table-row>
        </table:table>
      </text:section>
      <text:p text:style-name="P6"><draw:frame draw:style-name="fr1" draw:name="grafika1" text:anchor-type="paragraph" svg:x="1.97cm" svg:y="0.337cm" svg:width="13.945cm" svg:height="7.669cm" draw:z-index="2"><draw:image xlink:href="Pictures/2000000700003FC6000024482FD705F6.svm" xlink:type="simple" xlink:show="embed" xlink:actuate="onLoad"/></draw:frame><text:tab/></text:p>
      <text:p text:style-name="P6"><text:tab/>Conclusion</text:p>
      <text:section text:style-name="Sect1" text:name="Conclution">
        <text:p text:style-name="Standard"/>
      </text:section>
      <text:p text:style-name="Standard"/>
      <text:p text:style-name="P3">From the times in table and charts comparing them we see that in most of cases the 2D2D configuration is faster. This stems from the fact that this configuration will have more calculations done at the same time, among others, due to the use of more threads (as long as they are physically available). It seems that the dyadic problem was solved slightly faster, so we guess that repeated use of the same elements could increase the perform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Montserrat" svg:font-family="Montserrat, Tahoma, Meiryo,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 s</meta:initial-creator>
    <meta:creation-date>2020-03-29T15:33:35.03</meta:creation-date>
    <meta:generator>OpenOffice/4.1.5$Win32 OpenOffice.org_project/415m1$Build-9789</meta:generator>
    <dc:date>2020-04-01T18:07:09.07</dc:date>
    <meta:editing-duration>PT9H41M6S</meta:editing-duration>
    <meta:editing-cycles>45</meta:editing-cycles>
    <meta:document-statistic meta:table-count="4" meta:image-count="1" meta:object-count="2" meta:page-count="4" meta:paragraph-count="174" meta:word-count="596" meta:character-count="3309"/>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xmlns:loext="urn:org:documentfoundation:names:experimental:office:xmlns:loext:1.0" chart:display-label="true" chart:logarithmic="false" chart:reverse-direction="false" text:line-break="false" chart:link-data-style-to-source="false" chart:axis-position="0" loext:try-staggering-first="true"/>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22cm" svg:height="7.877cm" xlink:href="." xlink:type="simple" chart:class="chart:line" chart:style-name="ch1">
        <chart:title svg:x="3.984cm" svg:y="0.293cm" chart:style-name="ch2">
          <text:p>Hadamard product device times</text:p>
        </chart:title>
        <chart:legend chart:legend-position="end" svg:x="10.971cm" svg:y="3.364cm" style:legend-expansion="high" chart:style-name="ch3"/>
        <chart:plot-area chart:style-name="ch4" chart:data-source-has-labels="both" svg:x="1.322cm" svg:y="1.543cm" svg:width="9.081cm" svg:height="5.169cm">
          <chartooo:coordinate-region svg:x="2.234cm" svg:y="1.755cm" svg:width="8.169cm" svg:height="3.86cm"/>
          <chart:axis chart:dimension="x" chart:name="primary-x" chart:style-name="ch5" chartooo:axis-type="auto">
            <chartooo:date-scale/>
            <chart:title svg:x="5.686cm" svg:y="6.87cm" chart:style-name="ch6">
              <text:p>N</text:p>
            </chart:title>
            <chart:categories table:cell-range-address="local-table.$A$2:.$A$9"/>
          </chart:axis>
          <chart:axis chart:dimension="y" chart:name="primary-y" chart:style-name="ch5">
            <chart:title svg:x="0.451cm" svg:y="4.436cm" chart:style-name="ch7">
              <text:p>t [s]</text:p>
            </chart:title>
            <chart:grid chart:style-name="ch8" chart:class="major"/>
          </chart:axis>
          <chart:series chart:style-name="ch9" chart:values-cell-range-address="local-table.$B$2:.$B$9" chart:label-cell-address="local-table.$B$1" chart:class="chart:line">
            <chart:data-point chart:repeated="8"/>
          </chart:series>
          <chart:series chart:style-name="ch10" chart:values-cell-range-address="local-table.$C$2:.$C$9" chart:label-cell-address="local-table.$C$1" chart:class="chart:line">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evice 1D1D</text:p>
                <text:list>
                  <text:list-item>
                    <text:p>device</text:p>
                  </text:list-item>
                  <text:list-item>
                    <text:p>1D1D</text:p>
                  </text:list-item>
                </text:list>
              </table:table-cell>
              <table:table-cell office:value-type="string">
                <text:p>device 2D2D</text:p>
                <text:list>
                  <text:list-item>
                    <text:p>device</text:p>
                  </text:list-item>
                  <text:list-item>
                    <text:p>2D2D</text:p>
                  </text:list-item>
                </text:list>
              </table:table-cell>
            </table:table-row>
          </table:table-header-rows>
          <table:table-rows>
            <table:table-row>
              <table:table-cell office:value-type="float" office:value="100">
                <text:p>100</text:p>
              </table:table-cell>
              <table:table-cell office:value-type="float" office:value="0.0000258">
                <text:p>0.0000258</text:p>
              </table:table-cell>
              <table:table-cell office:value-type="float" office:value="0.000029">
                <text:p>0.000029</text:p>
              </table:table-cell>
            </table:table-row>
            <table:table-row>
              <table:table-cell office:value-type="float" office:value="1000">
                <text:p>1000</text:p>
              </table:table-cell>
              <table:table-cell office:value-type="float" office:value="0.0000306">
                <text:p>0.0000306</text:p>
              </table:table-cell>
              <table:table-cell office:value-type="float" office:value="0.0000215">
                <text:p>0.0000215</text:p>
              </table:table-cell>
            </table:table-row>
            <table:table-row>
              <table:table-cell office:value-type="float" office:value="10000">
                <text:p>10000</text:p>
              </table:table-cell>
              <table:table-cell office:value-type="float" office:value="0.0000522">
                <text:p>0.0000522</text:p>
              </table:table-cell>
              <table:table-cell office:value-type="float" office:value="0.000024">
                <text:p>0.000024</text:p>
              </table:table-cell>
            </table:table-row>
            <table:table-row>
              <table:table-cell office:value-type="float" office:value="100000">
                <text:p>100000</text:p>
              </table:table-cell>
              <table:table-cell office:value-type="float" office:value="0.0001249">
                <text:p>0.0001249</text:p>
              </table:table-cell>
              <table:table-cell office:value-type="float" office:value="0.0000251">
                <text:p>0.0000251</text:p>
              </table:table-cell>
            </table:table-row>
            <table:table-row>
              <table:table-cell office:value-type="float" office:value="1000000">
                <text:p>1000000</text:p>
              </table:table-cell>
              <table:table-cell office:value-type="float" office:value="0.0003706">
                <text:p>0.0003706</text:p>
              </table:table-cell>
              <table:table-cell office:value-type="float" office:value="0.000059">
                <text:p>0.000059</text:p>
              </table:table-cell>
            </table:table-row>
            <table:table-row>
              <table:table-cell office:value-type="float" office:value="10000000">
                <text:p>10000000</text:p>
              </table:table-cell>
              <table:table-cell office:value-type="float" office:value="0.0014181">
                <text:p>0.0014181</text:p>
              </table:table-cell>
              <table:table-cell office:value-type="float" office:value="0.0001711">
                <text:p>0.0001711</text:p>
              </table:table-cell>
            </table:table-row>
            <table:table-row>
              <table:table-cell office:value-type="float" office:value="100000000">
                <text:p>100000000</text:p>
              </table:table-cell>
              <table:table-cell office:value-type="float" office:value="0.0043802">
                <text:p>0.0043802</text:p>
              </table:table-cell>
              <table:table-cell office:value-type="float" office:value="0.0009117">
                <text:p>0.0009117</text:p>
              </table:table-cell>
            </table:table-row>
            <table:table-row>
              <table:table-cell office:value-type="string">
                <text:p/>
              </table:table-cell>
              <table:table-cell office:value-type="float" office:value="0.0151672">
                <text:p>0.0151672</text:p>
              </table:table-cell>
              <table:table-cell office:value-type="float" office:value="0.0082275">
                <text:p>0.00822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xmlns:loext="urn:org:documentfoundation:names:experimental:office:xmlns:loext:1.0" chart:display-label="true" chart:logarithmic="false" chart:reverse-direction="false" text:line-break="false" chart:link-data-style-to-source="false" chart:axis-position="0" loext:try-staggering-first="true"/>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061cm" svg:height="8.242cm" xlink:href="." xlink:type="simple" chart:class="chart:line" chart:style-name="ch1">
        <chart:title svg:x="4.301cm" svg:y="0.3cm" chart:style-name="ch2">
          <text:p>Matrix addition device times</text:p>
        </chart:title>
        <chart:legend chart:legend-position="end" svg:x="10.812cm" svg:y="3.547cm" style:legend-expansion="high" chart:style-name="ch3"/>
        <chart:plot-area chart:style-name="ch4" chart:data-source-has-labels="both" svg:x="1.319cm" svg:y="1.571cm" svg:width="8.931cm" svg:height="5.499cm">
          <chartooo:coordinate-region svg:x="2.231cm" svg:y="1.783cm" svg:width="7.184cm" svg:height="4.19cm"/>
          <chart:axis chart:dimension="x" chart:name="primary-x" chart:style-name="ch5" chartooo:axis-type="auto">
            <chartooo:date-scale/>
            <chart:title svg:x="5.608cm" svg:y="7.235cm" chart:style-name="ch6">
              <text:p>N</text:p>
            </chart:title>
            <chart:categories table:cell-range-address="local-table.$A$2:.$A$9"/>
          </chart:axis>
          <chart:axis chart:dimension="y" chart:name="primary-y" chart:style-name="ch5">
            <chart:title svg:x="0.451cm" svg:y="4.629cm" chart:style-name="ch7">
              <text:p>t [s]</text:p>
            </chart:title>
            <chart:grid chart:style-name="ch8" chart:class="major"/>
          </chart:axis>
          <chart:series chart:style-name="ch9" chart:values-cell-range-address="local-table.$B$2:.$B$9" chart:label-cell-address="local-table.$B$1" chart:class="chart:line">
            <chart:data-point chart:repeated="8"/>
          </chart:series>
          <chart:series chart:style-name="ch10" chart:values-cell-range-address="local-table.$C$2:.$C$9" chart:label-cell-address="local-table.$C$1" chart:class="chart:line">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evice 1D1D</text:p>
                <text:list>
                  <text:list-item>
                    <text:p>device</text:p>
                  </text:list-item>
                  <text:list-item>
                    <text:p>1D1D</text:p>
                  </text:list-item>
                </text:list>
              </table:table-cell>
              <table:table-cell office:value-type="string">
                <text:p>device 2D2D</text:p>
                <text:list>
                  <text:list-item>
                    <text:p>device</text:p>
                  </text:list-item>
                  <text:list-item>
                    <text:p>2D2D</text:p>
                  </text:list-item>
                </text:list>
              </table:table-cell>
            </table:table-row>
          </table:table-header-rows>
          <table:table-rows>
            <table:table-row>
              <table:table-cell office:value-type="float" office:value="10">
                <text:p>10</text:p>
              </table:table-cell>
              <table:table-cell office:value-type="float" office:value="0.0000277">
                <text:p>0.0000277</text:p>
              </table:table-cell>
              <table:table-cell office:value-type="float" office:value="0.0000248">
                <text:p>0.0000248</text:p>
              </table:table-cell>
            </table:table-row>
            <table:table-row>
              <table:table-cell office:value-type="float" office:value="100">
                <text:p>100</text:p>
              </table:table-cell>
              <table:table-cell office:value-type="float" office:value="0.0000331">
                <text:p>0.0000331</text:p>
              </table:table-cell>
              <table:table-cell office:value-type="float" office:value="0.0000216">
                <text:p>0.0000216</text:p>
              </table:table-cell>
            </table:table-row>
            <table:table-row>
              <table:table-cell office:value-type="float" office:value="1000">
                <text:p>1000</text:p>
              </table:table-cell>
              <table:table-cell office:value-type="float" office:value="0.0000531">
                <text:p>0.0000531</text:p>
              </table:table-cell>
              <table:table-cell office:value-type="float" office:value="0.0000215">
                <text:p>0.0000215</text:p>
              </table:table-cell>
            </table:table-row>
            <table:table-row>
              <table:table-cell office:value-type="float" office:value="10000">
                <text:p>10000</text:p>
              </table:table-cell>
              <table:table-cell office:value-type="float" office:value="0.000129">
                <text:p>0.000129</text:p>
              </table:table-cell>
              <table:table-cell office:value-type="float" office:value="0.000022">
                <text:p>0.000022</text:p>
              </table:table-cell>
            </table:table-row>
            <table:table-row>
              <table:table-cell office:value-type="float" office:value="100000">
                <text:p>100000</text:p>
              </table:table-cell>
              <table:table-cell office:value-type="float" office:value="0.0003812">
                <text:p>0.0003812</text:p>
              </table:table-cell>
              <table:table-cell office:value-type="float" office:value="0.0000505">
                <text:p>0.0000505</text:p>
              </table:table-cell>
            </table:table-row>
            <table:table-row>
              <table:table-cell office:value-type="float" office:value="1000000">
                <text:p>1000000</text:p>
              </table:table-cell>
              <table:table-cell office:value-type="float" office:value="0.0014275">
                <text:p>0.0014275</text:p>
              </table:table-cell>
              <table:table-cell office:value-type="float" office:value="0.0001735">
                <text:p>0.0001735</text:p>
              </table:table-cell>
            </table:table-row>
            <table:table-row>
              <table:table-cell office:value-type="float" office:value="10000000">
                <text:p>10000000</text:p>
              </table:table-cell>
              <table:table-cell office:value-type="float" office:value="0.0044635">
                <text:p>0.0044635</text:p>
              </table:table-cell>
              <table:table-cell office:value-type="float" office:value="0.000913">
                <text:p>0.000913</text:p>
              </table:table-cell>
            </table:table-row>
            <table:table-row>
              <table:table-cell office:value-type="float" office:value="100000000">
                <text:p>100000000</text:p>
              </table:table-cell>
              <table:table-cell office:value-type="float" office:value="0.0152716">
                <text:p>0.0152716</text:p>
              </table:table-cell>
              <table:table-cell office:value-type="float" office:value="0.0082328">
                <text:p>0.008232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